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" svg:font-family="Calibri, sans-serif"/>
    <style:font-face style:name="Lohit Devanagari1" svg:font-family="'Lohit Devanagari'"/>
    <style:font-face style:name="Times New Roman" svg:font-family="'Times New Roman', 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5in" table:align="left"/>
    </style:style>
    <style:style style:name="Table1.A" style:family="table-column">
      <style:table-column-properties style:column-width="0.1042in"/>
    </style:style>
    <style:style style:name="Table1.B" style:family="table-column">
      <style:table-column-properties style:column-width="5.3958in"/>
    </style:style>
    <style:style style:name="Table1.A1" style:family="table-cell">
      <style:table-cell-properties style:vertical-align="bottom" fo:padding="0in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Calibri" fo:font-size="11pt"/>
    </style:style>
    <style:style style:name="P3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Calibri" fo:font-size="11pt" fo:language="en" fo:country="US"/>
    </style:style>
    <style:style style:name="P4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Calibri" fo:font-size="11pt" fo:language="en" fo:country="US" fo:font-weight="bold"/>
    </style:style>
    <style:style style:name="P5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Calibri" fo:font-size="11pt" fo:font-weight="bold"/>
    </style:style>
    <style:style style:name="P6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Calibri" fo:font-size="11pt" fo:font-weight="bold" officeooo:rsid="00167a8a" officeooo:paragraph-rsid="00167a8a"/>
    </style:style>
    <style:style style:name="P7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Calibri" fo:font-size="11pt" fo:font-weight="bold" officeooo:rsid="0018043b" officeooo:paragraph-rsid="0018043b"/>
    </style:style>
    <style:style style:name="P8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Calibri" fo:font-size="11pt" fo:font-weight="bold" officeooo:rsid="0018924c" officeooo:paragraph-rsid="0018924c" style:font-weight-asian="bold" style:font-weight-complex="bold"/>
    </style:style>
    <style:style style:name="P9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Calibri" fo:font-size="11pt" officeooo:rsid="0014d44b" officeooo:paragraph-rsid="0014d44b"/>
    </style:style>
    <style:style style:name="P10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Calibri" fo:font-size="11pt" fo:font-weight="normal" officeooo:rsid="00167a8a" officeooo:paragraph-rsid="00167a8a" style:font-weight-asian="normal" style:font-weight-complex="normal"/>
    </style:style>
    <style:style style:name="P11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Calibri" fo:font-size="11pt" fo:font-weight="normal" officeooo:rsid="0018043b" officeooo:paragraph-rsid="0018043b" style:font-weight-asian="normal" style:font-weight-complex="normal"/>
    </style:style>
    <style:style style:name="P12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Calibri" fo:font-size="11pt" fo:font-weight="normal" officeooo:rsid="0018924c" officeooo:paragraph-rsid="0018924c" style:font-weight-asian="normal" style:font-weight-complex="normal"/>
    </style:style>
    <style:style style:name="P13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Calibri" fo:font-size="11pt" officeooo:paragraph-rsid="0018043b"/>
    </style:style>
    <style:style style:name="T1" style:family="text">
      <style:text-properties officeooo:rsid="0018043b"/>
    </style:style>
    <style:style style:name="T2" style:family="text">
      <style:text-properties officeooo:rsid="0018924c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Line94793049920192">
          <table:table-cell table:style-name="Table1.A1" table:number-columns-spanned="2" office:value-type="string">
            <text:p text:style-name="P4">Parameters (of vertices and edges)</text:p>
          </table:table-cell>
          <table:covered-table-cell/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Vertices <text:span text:style-name="T1">(Order)</text:span>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Edges <text:span text:style-name="T1">(Size)</text:span>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max. degree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min. degree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avg. Degree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Degree distribution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Cubic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<text:span text:style-name="T2">#</text:span>Regular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<text:span text:style-name="T2">#</text:span>Simple graph <text:span text:style-name="T1">(keine Metrik)</text:span>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3"><text:span text:style-name="T2">#</text:span>Multi graph <text:span text:style-name="T1">(keine Metrik)</text:span>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min. multi edge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max. multi edge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avg. multi edge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multi edge distribution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793049920192">
          <table:table-cell table:style-name="Table1.A1" table:number-columns-spanned="2" office:value-type="string">
            <text:p text:style-name="P7">Distance Metrics</text:p>
          </table:table-cell>
          <table:covered-table-cell/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Radius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Diameter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#CentralVertices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#BorderVertices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Eccentricity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Eccentricity distribution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8">Circle-based Matrics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2">Circumference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2">Girth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793049920192">
          <table:table-cell table:style-name="Table1.A1" table:number-columns-spanned="2" office:value-type="string">
            <text:p text:style-name="P5">Colouring</text:p>
          </table:table-cell>
          <table:covered-table-cell/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Chromatic number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Chromatic index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9">Fractional Chromatic Number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9">Fractional Chromatic Index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Achromatic number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Pseudo achromatic number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793049920192">
          <table:table-cell table:style-name="Table1.A1" table:number-columns-spanned="2" office:value-type="string">
            <text:p text:style-name="P5">Visualizabilty/Topology</text:p>
          </table:table-cell>
          <table:covered-table-cell/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Planarity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Outerplanarity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Toroidal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Book thickness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Queue number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Crossing number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Unit distance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Matchstick graph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793049920192">
          <table:table-cell table:style-name="Table1.A1" table:number-columns-spanned="2" office:value-type="string">
            <text:p text:style-name="P5">Connectivity</text:p>
          </table:table-cell>
          <table:covered-table-cell/>
        </table:table-row>
        <table:table-row table:style-name="TableLine94793049920192">
          <table:table-cell table:style-name="Table1.A1" table:number-columns-spanned="2" office:value-type="string">
            <text:p text:style-name="P11">Strength</text:p>
          </table:table-cell>
          <table:covered-table-cell/>
        </table:table-row>
        <table:table-row table:style-name="TableLine94793049920192">
          <table:table-cell table:style-name="Table1.A1" table:number-columns-spanned="2" office:value-type="string">
            <text:p text:style-name="P11">Density</text:p>
          </table:table-cell>
          <table:covered-table-cell/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Components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Edge connectivity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Vertex connectivity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Bridgeless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#Bridges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Articulationless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#Articulations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793049920192">
          <table:table-cell table:style-name="Table1.A1" table:number-columns-spanned="2" office:value-type="string">
            <text:p text:style-name="P5">Distance/Pathes</text:p>
          </table:table-cell>
          <table:covered-table-cell/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Shortest path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Longest path</text:p>
          </table:table-cell>
        </table:table-row>
        <text:soft-page-break/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Average path length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Path lengths distribution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<text:span text:style-name="T2">#</text:span>Eulerian (cycle)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Eulerian path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<text:span text:style-name="T2">#</text:span>Hamiltonian (cycle)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Hamiltonian path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Hypohamiltonian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793049920192">
          <table:table-cell table:style-name="Table1.A1" table:number-columns-spanned="2" office:value-type="string">
            <text:p text:style-name="P5">Substructures/Patterns</text:p>
          </table:table-cell>
          <table:covered-table-cell/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Triangle-free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Bull-free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Diamond-free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Claw-free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Triangles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Bulls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Diamonds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Claws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Chordal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Cycles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Shortest cycle (girth)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Longest cycle (circumference)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Cycle distribution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#loop vertices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793049920192">
          <table:table-cell table:style-name="Table1.A1" table:number-columns-spanned="2" office:value-type="string">
            <text:p text:style-name="P5">Centrality</text:p>
          </table:table-cell>
          <table:covered-table-cell/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Degree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Closeness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Harmonic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Betweenness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Eigenvector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Katz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PageRank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Percolation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Cross-Clique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Freeman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Independence number (independent set, stable set, coclique or anticlique)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793049920192">
          <table:table-cell table:style-name="Table1.A1" table:number-columns-spanned="2" office:value-type="string">
            <text:p text:style-name="P5">Cliques</text:p>
          </table:table-cell>
          <table:covered-table-cell/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Max. #cliques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Clique number (max. clique)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Distribution n-clique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Intersection number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Clique cover number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793049920192">
          <table:table-cell table:style-name="Table1.A1" table:number-columns-spanned="2" office:value-type="string">
            <text:p text:style-name="P6">Arboricity</text:p>
          </table:table-cell>
          <table:covered-table-cell/>
        </table:table-row>
        <table:table-row table:style-name="TableLine94793049920192">
          <table:table-cell table:style-name="Table1.A1" table:number-columns-spanned="2" office:value-type="string">
            <text:p text:style-name="P10">Arboricity</text:p>
          </table:table-cell>
          <table:covered-table-cell/>
        </table:table-row>
        <table:table-row table:style-name="TableLine94793049920192">
          <table:table-cell table:style-name="Table1.A1" table:number-columns-spanned="2" office:value-type="string">
            <text:p text:style-name="P10">Linear Arboricity</text:p>
          </table:table-cell>
          <table:covered-table-cell/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793049920192">
          <table:table-cell table:style-name="Table1.A1" table:number-columns-spanned="2" office:value-type="string">
            <text:p text:style-name="P5">Clustering</text:p>
          </table:table-cell>
          <table:covered-table-cell/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cluster_triangles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clustering_average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clustering_coeff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cluster_transitivity()Return the transitivity (fraction of transitive triangles) of the graph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793049920192">
          <table:table-cell table:style-name="Table1.A1" table:number-columns-spanned="2" office:value-type="string">
            <text:p text:style-name="P2">Special</text:p>
          </table:table-cell>
          <table:covered-table-cell/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Automorphismus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Polyhedral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Self complementary</text:p>
          </table:table-cell>
        </table:table-row>
        <text:soft-page-break/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block graph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split graph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interval graph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claw-free graph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graceful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not graceful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penny graph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vertex transitive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edge transitive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distance transitive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Cayley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strongly regular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symmetric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distance regular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quartic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locally linear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cactus graph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platonic graph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well covered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bipartite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perfect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semi symmetric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genus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Halin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pancyclic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treewidth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fractional chromatic number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cage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crossing number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Orientably simple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Laman graph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Integral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Archimedean graph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Apex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Snark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Cage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793049920192">
          <table:table-cell table:style-name="Table1.A1" table:number-columns-spanned="2" office:value-type="string">
            <text:p text:style-name="P5">Mathematics</text:p>
          </table:table-cell>
          <table:covered-table-cell/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Algebraic connectivity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Laplacian largest eigenvalue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Second largest eigenvalue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Smallest eigenvalue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Spectrum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Eigenvector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eigenspaces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Authomorphism group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Characteristic polynom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Circulant graph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793049920192">
          <table:table-cell table:style-name="Table1.A1" table:number-columns-spanned="2" office:value-type="string">
            <text:p text:style-name="P5">Unclear</text:p>
          </table:table-cell>
          <table:covered-table-cell/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Index?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Szeged Index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793049920192">
          <table:table-cell table:style-name="Table1.A1" table:number-columns-spanned="2" office:value-type="string">
            <text:p text:style-name="P4">Other things, not a metric in enger sense</text:p>
          </table:table-cell>
          <table:covered-table-cell/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Matching (Max., Find, number of, …)</text:p>
          </table:table-cell>
        </table:table-row>
        <table:table-row table:style-name="TableLine94793049920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Dominating se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" svg:font-family="Calibri, sans-serif"/>
    <style:font-face style:name="Lohit Devanagari1" svg:font-family="'Lohit Devanagari'"/>
    <style:font-face style:name="Times New Roman" svg:font-family="'Times New Roman', 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0T14:11:31.502293370</meta:creation-date>
    <dc:date>2021-03-20T14:48:02.649995343</dc:date>
    <meta:editing-duration>PT5M50S</meta:editing-duration>
    <meta:editing-cycles>1</meta:editing-cycles>
    <meta:document-statistic meta:table-count="1" meta:image-count="0" meta:object-count="0" meta:page-count="3" meta:paragraph-count="159" meta:word-count="290" meta:character-count="2349" meta:non-whitespace-character-count="2218"/>
    <meta:generator>LibreOffice/7.0.3.1$Linux_X86_64 LibreOffice_project/00$Build-1</meta:generator>
  </office:meta>
</office:document-meta>
</file>